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Trebuchet MS', 'Lucida Sans Unicode', 'Lucida Grande', 'Lucida Sans',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013cm" fo:margin-left="0cm" table:align="left"/>
    </style:style>
    <style:style style:name="Taula1.A" style:family="table-column">
      <style:table-column-properties style:column-width="3.889cm"/>
    </style:style>
    <style:style style:name="Taula1.B" style:family="table-column">
      <style:table-column-properties style:column-width="6.218cm"/>
    </style:style>
    <style:style style:name="Taula1.C" style:family="table-column">
      <style:table-column-properties style:column-width="6.906cm"/>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line-height="100%" fo:text-align="justify" style:justify-single-word="false"/>
      <style:text-properties fo:color="#0066b3" style:font-name="Arial" fo:font-size="12pt" fo:language="es" fo:country="ES" fo:font-weight="bold" officeooo:rsid="0015290d" officeooo:paragraph-rsid="008fc753" style:font-size-asian="12pt" style:font-weight-asian="bold" style:font-size-complex="12pt" style:font-weight-complex="bold"/>
    </style:style>
    <style:style style:name="P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0953d83" style:font-size-asian="12pt" style:font-weight-asian="bold" style:font-size-complex="12pt" style:font-weight-complex="bold"/>
    </style:style>
    <style:style style:name="P5" style:family="paragraph" style:parent-style-name="Standard" style:list-style-name="L17">
      <loext:graphic-properties draw:fill="none"/>
      <style:paragraph-properties fo:line-height="100%" fo:text-align="justify" style:justify-single-word="false" fo:background-color="transparent"/>
      <style:text-properties style:font-name="Arial" fo:font-size="12pt" fo:language="es" fo:country="ES" fo:font-weight="normal" officeooo:rsid="01ab074d" officeooo:paragraph-rsid="01ab074d" style:font-size-asian="12pt" style:font-weight-asian="normal" style:font-size-complex="12pt" style:font-weight-complex="normal"/>
    </style:style>
    <style:style style:name="P6" style:family="paragraph" style:parent-style-name="Standard" style:list-style-name="L18">
      <loext:graphic-properties draw:fill="none"/>
      <style:paragraph-properties fo:line-height="100%" fo:text-align="justify" style:justify-single-word="false" fo:background-color="transparent"/>
      <style:text-properties style:font-name="Arial" fo:font-size="12pt" fo:language="es" fo:country="ES" fo:font-weight="normal" officeooo:rsid="01b79813" officeooo:paragraph-rsid="01b79813" style:font-size-asian="12pt" style:font-weight-asian="normal" style:font-size-complex="12pt" style:font-weight-complex="normal"/>
    </style:style>
    <style:style style:name="P7" style:family="paragraph" style:parent-style-name="Standard" style:list-style-name="L18">
      <loext:graphic-properties draw:fill="none"/>
      <style:paragraph-properties fo:line-height="100%" fo:text-align="justify" style:justify-single-word="false" fo:background-color="transparent"/>
      <style:text-properties style:font-name="Arial" fo:font-size="12pt" fo:language="es" fo:country="ES" fo:font-weight="normal" officeooo:rsid="01b94daf" officeooo:paragraph-rsid="01b94daf"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officeooo:paragraph-rsid="008fc753"/>
    </style:style>
    <style:style style:name="P9" style:family="paragraph" style:parent-style-name="Standard">
      <style:paragraph-properties fo:line-height="100%" fo:text-align="justify" style:justify-single-word="false"/>
      <style:text-properties officeooo:paragraph-rsid="011fff1d"/>
    </style:style>
    <style:style style:name="P10" style:family="paragraph" style:parent-style-name="Standard" style:list-style-name="L17">
      <loext:graphic-properties draw:fill="none"/>
      <style:paragraph-properties fo:line-height="100%" fo:text-align="justify" style:justify-single-word="false" fo:background-color="transparent"/>
      <style:text-properties officeooo:paragraph-rsid="01ab074d"/>
    </style:style>
    <style:style style:name="P11" style:family="paragraph" style:parent-style-name="Standard" style:list-style-name="L18">
      <loext:graphic-properties draw:fill="none"/>
      <style:paragraph-properties fo:line-height="100%" fo:text-align="justify" style:justify-single-word="false" fo:background-color="transparent"/>
      <style:text-properties officeooo:paragraph-rsid="01b79813"/>
    </style:style>
    <style:style style:name="P12" style:family="paragraph" style:parent-style-name="Standard" style:list-style-name="L19">
      <loext:graphic-properties draw:fill="none"/>
      <style:paragraph-properties fo:line-height="100%" fo:text-align="justify" style:justify-single-word="false" fo:background-color="transparent"/>
      <style:text-properties officeooo:paragraph-rsid="01bddd82"/>
    </style:style>
    <style:style style:name="P13" style:family="paragraph" style:parent-style-name="Standard">
      <loext:graphic-properties draw:fill="none"/>
      <style:paragraph-properties fo:line-height="100%" fo:text-align="justify" style:justify-single-word="false" fo:background-color="transparent"/>
      <style:text-properties officeooo:paragraph-rsid="01bddd82"/>
    </style:style>
    <style:style style:name="P14" style:family="paragraph" style:parent-style-name="Standard">
      <loext:graphic-properties draw:fill="none"/>
      <style:paragraph-properties fo:line-height="100%" fo:text-align="justify" style:justify-single-word="false" fo:background-color="transparent"/>
      <style:text-properties officeooo:paragraph-rsid="01be9bbd"/>
    </style:style>
    <style:style style:name="P15" style:family="paragraph" style:parent-style-name="Standard" style:list-style-name="L20">
      <loext:graphic-properties draw:fill="none"/>
      <style:paragraph-properties fo:line-height="100%" fo:text-align="justify" style:justify-single-word="false" fo:background-color="transparent"/>
      <style:text-properties officeooo:paragraph-rsid="01c09744"/>
    </style:style>
    <style:style style:name="P16" style:family="paragraph" style:parent-style-name="Standard" style:list-style-name="L19">
      <loext:graphic-properties draw:fill="none"/>
      <style:paragraph-properties fo:line-height="100%" fo:text-align="justify" style:justify-single-word="false" fo:background-color="transparent"/>
      <style:text-properties officeooo:rsid="01bddd82" officeooo:paragraph-rsid="01bddd82"/>
    </style:style>
    <style:style style:name="P17" style:family="paragraph" style:parent-style-name="Standard">
      <loext:graphic-properties draw:fill="none"/>
      <style:paragraph-properties fo:line-height="100%" fo:text-align="justify" style:justify-single-word="false" fo:background-color="transparent"/>
      <style:text-properties style:font-name="Arial" fo:font-size="12pt" officeooo:paragraph-rsid="01be9bbd" style:font-size-asian="12pt" style:font-size-complex="12pt"/>
    </style:style>
    <style:style style:name="P18" style:family="paragraph" style:parent-style-name="Standard">
      <loext:graphic-properties draw:fill="none"/>
      <style:paragraph-properties fo:line-height="100%" fo:text-align="justify" style:justify-single-word="false" fo:background-color="transparent"/>
      <style:text-properties style:font-name="Arial" fo:font-size="12pt" officeooo:rsid="01c09744" officeooo:paragraph-rsid="01c09744" style:font-size-asian="12pt" style:font-size-complex="12pt"/>
    </style:style>
    <style:style style:name="P19" style:family="paragraph" style:parent-style-name="Standard" style:list-style-name="L20">
      <loext:graphic-properties draw:fill="none"/>
      <style:paragraph-properties fo:line-height="100%" fo:text-align="justify" style:justify-single-word="false" fo:background-color="transparent"/>
      <style:text-properties officeooo:rsid="01c09744" officeooo:paragraph-rsid="01c09744"/>
    </style:style>
    <style:style style:name="P2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301ddc"/>
    </style:style>
    <style:style style:name="P2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20020b"/>
    </style:style>
    <style:style style:name="P2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ac3a7e"/>
    </style:style>
    <style:style style:name="P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42646"/>
    </style:style>
    <style:style style:name="P2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d5105"/>
    </style:style>
    <style:style style:name="P2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76a9b"/>
    </style:style>
    <style:style style:name="P2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db23f"/>
    </style:style>
    <style:style style:name="P2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font-weight="bold" officeooo:rsid="01a8e521" officeooo:paragraph-rsid="01a8e521" style:font-weight-asian="bold" style:font-weight-complex="bold"/>
    </style:style>
    <style:style style:name="P2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font-weight="bold" officeooo:rsid="01b42646" officeooo:paragraph-rsid="01b42646" style:font-weight-asian="bold" style:font-weight-complex="bold"/>
    </style:style>
    <style:style style:name="P2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9e742" officeooo:paragraph-rsid="01a9e742"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b074d" officeooo:paragraph-rsid="01ab074d"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c3a7e" officeooo:paragraph-rsid="01ac3a7e"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5a4b2" officeooo:paragraph-rsid="01b79813"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9fa9f" officeooo:paragraph-rsid="01c9fa9f"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b7460" officeooo:paragraph-rsid="01cb7460"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bbf04" officeooo:paragraph-rsid="01cbbf04" style:font-size-asian="12pt" style:font-weight-asian="normal" style:font-size-complex="12pt" style:font-weight-complex="normal"/>
    </style:style>
    <style:style style:name="P3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db23f" officeooo:paragraph-rsid="01cdb23f"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ab074d" officeooo:paragraph-rsid="01ab074d" style:font-size-asian="12pt" style:font-weight-asian="bold" style:font-size-complex="12pt" style:font-weight-complex="bold"/>
    </style:style>
    <style:style style:name="P3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a9e742" officeooo:paragraph-rsid="01a9e742" style:font-size-asian="12pt" style:font-weight-asian="bold" style:font-size-complex="12pt" style:font-weight-complex="bold"/>
    </style:style>
    <style:style style:name="P3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76a9b" officeooo:paragraph-rsid="01c76a9b" style:font-size-asian="12pt" style:font-weight-asian="bold" style:font-size-complex="12pt" style:font-weight-complex="bold"/>
    </style:style>
    <style:style style:name="P4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bbf04" officeooo:paragraph-rsid="01cbbf04" style:font-size-asian="12pt" style:font-weight-asian="bold" style:font-size-complex="12pt" style:font-weight-complex="bold"/>
    </style:style>
    <style:style style:name="P4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b7460" officeooo:paragraph-rsid="01cb7460" style:font-size-asian="12pt" style:font-weight-asian="bold" style:font-size-complex="12pt" style:font-weight-complex="bold"/>
    </style:style>
    <style:style style:name="P4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db23f" officeooo:paragraph-rsid="01cdb23f" style:font-size-asian="12pt" style:font-weight-asian="bold" style:font-size-complex="12pt" style:font-weight-complex="bold"/>
    </style:style>
    <style:style style:name="P4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font-weight="bold" officeooo:rsid="01c9fa9f" officeooo:paragraph-rsid="01c9fa9f" style:font-size-asian="12pt" style:font-weight-asian="bold" style:font-size-complex="12pt" style:font-weight-complex="bold"/>
    </style:style>
    <style:style style:name="P4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b30370" officeooo:paragraph-rsid="01b30370"/>
    </style:style>
    <style:style style:name="P4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b42646" officeooo:paragraph-rsid="01b42646"/>
    </style:style>
    <style:style style:name="P4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1baec41" style:font-size-asian="12pt" style:font-weight-asian="bold" style:font-size-complex="12pt" style:font-weight-complex="bold"/>
    </style:style>
    <style:style style:name="P4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373700" style:font-size-asian="12pt" style:font-size-complex="12pt"/>
    </style:style>
    <style:style style:name="P4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cdb23f" officeooo:paragraph-rsid="01cdb23f"/>
    </style:style>
    <style:style style:name="P4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ceaf04" officeooo:paragraph-rsid="01ceaf04"/>
    </style:style>
    <style:style style:name="P50"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baec41"/>
    </style:style>
    <style:style style:name="P51"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bd5105"/>
    </style:style>
    <style:style style:name="P52"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fo:language="es" fo:country="ES" fo:font-weight="normal" officeooo:rsid="01a9e742" officeooo:paragraph-rsid="01a9e742" style:font-size-asian="12pt" style:font-weight-asian="normal" style:font-size-complex="12pt" style:font-weight-complex="normal"/>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officeooo:paragraph-rsid="01bfc307"/>
    </style:style>
    <style:style style:name="P55" style:family="paragraph" style:parent-style-name="Table_20_Contents">
      <style:paragraph-properties fo:text-align="justify" style:justify-single-word="false"/>
      <style:text-properties style:font-name="Arial" fo:font-size="12pt" style:font-size-asian="12pt" style:font-size-complex="12pt"/>
    </style:style>
    <style:style style:name="T1" style:family="text">
      <style:text-properties officeooo:rsid="009293cc"/>
    </style:style>
    <style:style style:name="T2" style:family="text">
      <style:text-properties officeooo:rsid="006e2229"/>
    </style:style>
    <style:style style:name="T3" style:family="text">
      <style:text-properties fo:color="#0066b3" style:text-position="0% 100%" style:font-name="Arial" fo:font-size="12pt" fo:language="es" fo:country="ES" fo:font-weight="bold" officeooo:rsid="0120020b" style:font-size-asian="12pt" style:font-weight-asian="bold" style:font-size-complex="12pt" style:font-weight-complex="bold"/>
    </style:style>
    <style:style style:name="T4" style:family="text">
      <style:text-properties fo:color="#0066b3" style:text-position="0% 100%" style:font-name="Arial" fo:font-size="12pt" fo:language="es" fo:country="ES" fo:font-weight="bold" officeooo:rsid="01a8e521" style:font-size-asian="12pt" style:font-weight-asian="bold" style:font-size-complex="12pt" style:font-weight-complex="bold"/>
    </style:style>
    <style:style style:name="T5" style:family="text">
      <style:text-properties fo:color="#0066b3" style:text-position="0% 100%" style:font-name="Arial" fo:font-size="12pt" fo:language="es" fo:country="ES" fo:font-weight="bold" officeooo:rsid="0015290d" style:font-size-asian="12pt" style:font-weight-asian="bold" style:font-size-complex="12pt" style:font-weight-complex="bold"/>
    </style:style>
    <style:style style:name="T6" style:family="text">
      <style:text-properties fo:color="#0066b3" style:text-position="0% 100%" style:font-name="Arial" fo:font-size="12pt" fo:language="es" fo:country="ES" fo:font-weight="bold" officeooo:rsid="01baec41" style:font-size-asian="12pt" style:font-weight-asian="bold" style:font-size-complex="12pt" style:font-weight-complex="bold"/>
    </style:style>
    <style:style style:name="T7" style:family="text">
      <style:text-properties fo:color="#0066b3" style:text-position="0% 100%" style:font-name="Arial" fo:font-size="12pt" fo:language="es" fo:country="ES" fo:font-weight="bold" officeooo:rsid="01bca689" style:font-size-asian="12pt" style:font-weight-asian="bold" style:font-size-complex="12pt" style:font-weight-complex="bold"/>
    </style:style>
    <style:style style:name="T8" style:family="text">
      <style:text-properties fo:color="#0066b3" style:text-position="0% 100%" style:font-name="Arial" fo:font-size="12pt" fo:language="es" fo:country="ES" fo:font-weight="bold" officeooo:rsid="01bd5105" style:font-size-asian="12pt" style:font-weight-asian="bold" style:font-size-complex="12pt" style:font-weight-complex="bold"/>
    </style:style>
    <style:style style:name="T9"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10"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11" style:family="text">
      <style:text-properties fo:color="#0066b3" style:font-name="Arial" fo:font-size="14pt" fo:language="es" fo:country="ES" fo:font-weight="bold" officeooo:rsid="01a8e521" style:font-size-asian="14pt" style:font-weight-asian="bold" style:font-size-complex="14pt" style:font-weight-complex="bold"/>
    </style:style>
    <style:style style:name="T12" style:family="text">
      <style:text-properties fo:color="#0066b3" style:font-name="Arial" fo:font-size="14pt" fo:language="es" fo:country="ES" fo:font-weight="bold" officeooo:rsid="008ef692" style:font-size-asian="14pt" style:font-weight-asian="bold" style:font-size-complex="14pt" style:font-weight-complex="bold"/>
    </style:style>
    <style:style style:name="T13" style:family="text">
      <style:text-properties fo:color="#0066b3" style:font-name="Arial" fo:font-size="12pt" fo:language="es" fo:country="ES" fo:font-weight="bold" officeooo:rsid="011fff1d" style:font-size-asian="12pt" style:font-weight-asian="bold" style:font-size-complex="12pt" style:font-weight-complex="bold"/>
    </style:style>
    <style:style style:name="T14"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15" style:family="text">
      <style:text-properties fo:color="#0066b3" style:font-name="Arial" fo:font-size="12pt" fo:language="es" fo:country="ES" fo:font-weight="bold" officeooo:rsid="01a8e521" style:font-size-asian="12pt" style:font-weight-asian="bold" style:font-size-complex="12pt" style:font-weight-complex="bold"/>
    </style:style>
    <style:style style:name="T16" style:family="text">
      <style:text-properties fo:language="es" fo:country="ES"/>
    </style:style>
    <style:style style:name="T17" style:family="text">
      <style:text-properties fo:language="es" fo:country="ES" fo:font-weight="normal" style:font-weight-asian="normal" style:font-weight-complex="normal"/>
    </style:style>
    <style:style style:name="T18" style:family="text">
      <style:text-properties fo:language="es" fo:country="ES" fo:font-weight="normal" officeooo:rsid="01355c43" style:font-weight-asian="normal" style:font-weight-complex="normal"/>
    </style:style>
    <style:style style:name="T19" style:family="text">
      <style:text-properties fo:language="es" fo:country="ES" fo:font-weight="normal" officeooo:rsid="01be888b" style:font-weight-asian="normal" style:font-weight-complex="normal"/>
    </style:style>
    <style:style style:name="T20" style:family="text">
      <style:text-properties fo:language="es" fo:country="ES" officeooo:rsid="01373700"/>
    </style:style>
    <style:style style:name="T21" style:family="text">
      <style:text-properties style:font-name="Arial" fo:font-size="12pt" fo:language="es" fo:country="ES" fo:font-weight="normal" style:font-size-asian="12pt" style:font-weight-asian="normal" style:font-size-complex="12pt" style:font-weight-complex="normal"/>
    </style:style>
    <style:style style:name="T22" style:family="text">
      <style:text-properties style:font-name="Arial" fo:font-size="12pt" fo:language="es" fo:country="ES" fo:font-weight="normal" officeooo:rsid="01301ddc" style:font-size-asian="12pt" style:font-weight-asian="normal" style:font-size-complex="12pt" style:font-weight-complex="normal"/>
    </style:style>
    <style:style style:name="T23" style:family="text">
      <style:text-properties style:font-name="Arial" fo:font-size="12pt" fo:language="es" fo:country="ES" fo:font-weight="normal" officeooo:rsid="0132a44e" style:font-size-asian="12pt" style:font-weight-asian="normal" style:font-size-complex="12pt" style:font-weight-complex="normal"/>
    </style:style>
    <style:style style:name="T24" style:family="text">
      <style:text-properties style:font-name="Arial" fo:font-size="12pt" fo:language="es" fo:country="ES" fo:font-weight="normal" officeooo:rsid="01ab074d" style:font-size-asian="12pt" style:font-weight-asian="normal" style:font-size-complex="12pt" style:font-weight-complex="normal"/>
    </style:style>
    <style:style style:name="T25" style:family="text">
      <style:text-properties style:font-name="Arial" fo:font-size="12pt" fo:language="es" fo:country="ES" fo:font-weight="normal" officeooo:rsid="01ac3a7e" style:font-size-asian="12pt" style:font-weight-asian="normal" style:font-size-complex="12pt" style:font-weight-complex="normal"/>
    </style:style>
    <style:style style:name="T26" style:family="text">
      <style:text-properties style:font-name="Arial" fo:font-size="12pt" fo:language="es" fo:country="ES" fo:font-weight="normal" officeooo:rsid="01ad4542" style:font-size-asian="12pt" style:font-weight-asian="normal" style:font-size-complex="12pt" style:font-weight-complex="normal"/>
    </style:style>
    <style:style style:name="T27" style:family="text">
      <style:text-properties style:font-name="Arial" fo:font-size="12pt" fo:language="es" fo:country="ES" fo:font-weight="normal" officeooo:rsid="01b04ab8" style:font-size-asian="12pt" style:font-weight-asian="normal" style:font-size-complex="12pt" style:font-weight-complex="normal"/>
    </style:style>
    <style:style style:name="T28" style:family="text">
      <style:text-properties style:font-name="Arial" fo:font-size="12pt" fo:language="es" fo:country="ES" fo:font-weight="normal" officeooo:rsid="01b14f9b" style:font-size-asian="12pt" style:font-weight-asian="normal" style:font-size-complex="12pt" style:font-weight-complex="normal"/>
    </style:style>
    <style:style style:name="T29" style:family="text">
      <style:text-properties style:font-name="Arial" fo:font-size="12pt" fo:language="es" fo:country="ES" fo:font-weight="normal" officeooo:rsid="01b2a789" style:font-size-asian="12pt" style:font-weight-asian="normal" style:font-size-complex="12pt" style:font-weight-complex="normal"/>
    </style:style>
    <style:style style:name="T30" style:family="text">
      <style:text-properties style:font-name="Arial" fo:font-size="12pt" fo:language="es" fo:country="ES" fo:font-weight="normal" officeooo:rsid="01b30370" style:font-size-asian="12pt" style:font-weight-asian="normal" style:font-size-complex="12pt" style:font-weight-complex="normal"/>
    </style:style>
    <style:style style:name="T31" style:family="text">
      <style:text-properties style:font-name="Arial" fo:font-size="12pt" fo:language="es" fo:country="ES" fo:font-weight="normal" officeooo:rsid="01b42646" style:font-size-asian="12pt" style:font-weight-asian="normal" style:font-size-complex="12pt" style:font-weight-complex="normal"/>
    </style:style>
    <style:style style:name="T32" style:family="text">
      <style:text-properties style:font-name="Arial" fo:font-size="12pt" fo:language="es" fo:country="ES" fo:font-weight="normal" officeooo:rsid="01b5a4b2" style:font-size-asian="12pt" style:font-weight-asian="normal" style:font-size-complex="12pt" style:font-weight-complex="normal"/>
    </style:style>
    <style:style style:name="T33" style:family="text">
      <style:text-properties style:font-name="Arial" fo:font-size="12pt" fo:language="es" fo:country="ES" fo:font-weight="normal" officeooo:rsid="01b79813" style:font-size-asian="12pt" style:font-weight-asian="normal" style:font-size-complex="12pt" style:font-weight-complex="normal"/>
    </style:style>
    <style:style style:name="T34" style:family="text">
      <style:text-properties style:font-name="Arial" fo:font-size="12pt" fo:language="es" fo:country="ES" fo:font-weight="normal" officeooo:rsid="01355c43" style:font-size-asian="12pt" style:font-weight-asian="normal" style:font-size-complex="12pt" style:font-weight-complex="normal"/>
    </style:style>
    <style:style style:name="T35" style:family="text">
      <style:text-properties style:font-name="Arial" fo:font-size="12pt" fo:language="es" fo:country="ES" fo:font-weight="normal" officeooo:rsid="01bd5105" style:font-size-asian="12pt" style:font-weight-asian="normal" style:font-size-complex="12pt" style:font-weight-complex="normal"/>
    </style:style>
    <style:style style:name="T36" style:family="text">
      <style:text-properties style:font-name="Arial" fo:font-size="12pt" fo:language="es" fo:country="ES" fo:font-weight="normal" officeooo:rsid="01bddd82" style:font-size-asian="12pt" style:font-weight-asian="normal" style:font-size-complex="12pt" style:font-weight-complex="normal"/>
    </style:style>
    <style:style style:name="T37" style:family="text">
      <style:text-properties style:font-name="Arial" fo:font-size="12pt" fo:language="es" fo:country="ES" fo:font-weight="normal" officeooo:rsid="01be888b" style:font-size-asian="12pt" style:font-weight-asian="normal" style:font-size-complex="12pt" style:font-weight-complex="normal"/>
    </style:style>
    <style:style style:name="T38" style:family="text">
      <style:text-properties style:font-name="Arial" fo:font-size="12pt" fo:language="es" fo:country="ES" fo:font-weight="normal" officeooo:rsid="01be9bbd" style:font-size-asian="12pt" style:font-weight-asian="normal" style:font-size-complex="12pt" style:font-weight-complex="normal"/>
    </style:style>
    <style:style style:name="T39" style:family="text">
      <style:text-properties style:font-name="Arial" fo:font-size="12pt" fo:language="es" fo:country="ES" fo:font-weight="normal" officeooo:rsid="01c76a9b" style:font-size-asian="12pt" style:font-weight-asian="normal" style:font-size-complex="12pt" style:font-weight-complex="normal"/>
    </style:style>
    <style:style style:name="T40" style:family="text">
      <style:text-properties style:font-name="Arial" fo:font-size="12pt" fo:language="es" fo:country="ES" fo:font-weight="normal" officeooo:rsid="01c8cdf0" style:font-size-asian="12pt" style:font-weight-asian="normal" style:font-size-complex="12pt" style:font-weight-complex="normal"/>
    </style:style>
    <style:style style:name="T41" style:family="text">
      <style:text-properties style:font-name="Arial" fo:font-size="12pt" fo:language="es" fo:country="ES" fo:font-weight="normal" officeooo:rsid="01cdb23f" style:font-size-asian="12pt" style:font-weight-asian="normal" style:font-size-complex="12pt" style:font-weight-complex="normal"/>
    </style:style>
    <style:style style:name="T42" style:family="text">
      <style:text-properties style:font-name="Arial" fo:font-size="12pt" fo:language="es" fo:country="ES" style:font-size-asian="12pt" style:font-size-complex="12pt"/>
    </style:style>
    <style:style style:name="T43" style:family="text">
      <style:text-properties style:font-name="Arial" fo:font-size="12pt" fo:language="es" fo:country="ES" officeooo:rsid="01301ddc" style:font-size-asian="12pt" style:font-size-complex="12pt"/>
    </style:style>
    <style:style style:name="T44" style:family="text">
      <style:text-properties officeooo:rsid="01a8e521"/>
    </style:style>
    <style:style style:name="T45" style:family="text">
      <style:text-properties officeooo:rsid="01b04ab8"/>
    </style:style>
    <style:style style:name="T46" style:family="text">
      <style:text-properties officeooo:rsid="01b30370"/>
    </style:style>
    <style:style style:name="T47" style:family="text">
      <style:text-properties officeooo:rsid="01301ddc"/>
    </style:style>
    <style:style style:name="T48" style:family="text">
      <style:text-properties officeooo:rsid="01b6b975"/>
    </style:style>
    <style:style style:name="T49" style:family="text">
      <style:text-properties officeooo:rsid="01b79813"/>
    </style:style>
    <style:style style:name="T50" style:family="text">
      <style:text-properties officeooo:rsid="01355c43"/>
    </style:style>
    <style:style style:name="T51" style:family="text">
      <style:text-properties officeooo:rsid="01bfc307"/>
    </style:style>
    <style:style style:name="T52" style:family="text">
      <style:text-properties style:font-name="Arial" fo:font-size="12pt" fo:language="es" fo:country="ES" fo:font-weight="normal" style:font-size-asian="12pt" style:font-weight-asian="normal" style:font-size-complex="12pt" style:font-weight-complex="normal"/>
    </style:style>
    <style:style style:name="T53" style:family="text">
      <style:text-properties style:font-name="Arial" fo:font-size="12pt" fo:language="es" fo:country="ES" fo:font-weight="normal" officeooo:rsid="01be888b" style:font-size-asian="12pt" style:font-weight-asian="normal" style:font-size-complex="12pt" style:font-weight-complex="normal"/>
    </style:style>
    <style:style style:name="T54" style:family="text">
      <style:text-properties style:font-name="Arial" fo:font-size="12pt" fo:language="es" fo:country="ES" fo:font-weight="normal" officeooo:rsid="01c09744" style:font-size-asian="12pt" style:font-weight-asian="normal" style:font-size-complex="12pt" style:font-weight-complex="normal"/>
    </style:style>
    <style:style style:name="T55" style:family="text">
      <style:text-properties style:font-name="Arial" fo:font-size="12pt" fo:language="es" fo:country="ES" fo:font-weight="normal" officeooo:rsid="01c24886" style:font-size-asian="12pt" style:font-weight-asian="normal" style:font-size-complex="12pt" style:font-weight-complex="normal"/>
    </style:style>
    <style:style style:name="T56" style:family="text">
      <style:text-properties style:font-name="Arial" fo:font-size="12pt" fo:language="es" fo:country="ES" fo:font-weight="normal" officeooo:rsid="01c322c1" style:font-size-asian="12pt" style:font-weight-asian="normal" style:font-size-complex="12pt" style:font-weight-complex="normal"/>
    </style:style>
    <style:style style:name="T57" style:family="text">
      <style:text-properties style:font-name="Arial" fo:font-size="12pt" fo:language="es" fo:country="ES" fo:font-weight="normal" officeooo:rsid="01c4059b" style:font-size-asian="12pt" style:font-weight-asian="normal" style:font-size-complex="12pt" style:font-weight-complex="normal"/>
    </style:style>
    <style:style style:name="T58" style:family="text">
      <style:text-properties style:font-name="Arial" fo:font-size="12pt" fo:language="es" fo:country="ES" fo:font-weight="normal" officeooo:rsid="01c5a2d1" style:font-size-asian="12pt" style:font-weight-asian="normal" style:font-size-complex="12pt" style:font-weight-complex="normal"/>
    </style:style>
    <style:style style:name="T59" style:family="text">
      <style:text-properties style:font-name="Arial" fo:font-size="12pt" style:font-size-asian="12pt" style:font-size-complex="12pt"/>
    </style:style>
    <style:style style:name="T60" style:family="text">
      <style:text-properties style:font-name="Arial" fo:font-size="12pt" officeooo:rsid="01bfc307" style:font-size-asian="12pt" style:font-size-complex="12pt"/>
    </style:style>
    <style:style style:name="T61" style:family="text">
      <style:text-properties style:font-name="Arial" fo:font-size="12pt" fo:font-weight="bold" style:font-size-asian="12pt" style:font-weight-asian="bold" style:font-size-complex="12pt" style:font-weight-complex="bold"/>
    </style:style>
    <style:style style:name="T62" style:family="text">
      <style:text-properties fo:font-weight="bold" style:font-weight-asian="bold" style:font-weight-complex="bold"/>
    </style:style>
    <style:style style:name="T63" style:family="text">
      <style:text-properties officeooo:rsid="01cb7460"/>
    </style:style>
    <style:style style:name="T64" style:family="text">
      <style:text-properties officeooo:rsid="01cbbf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9">P</text:span><text:span text:style-name="T10">EC</text:span><text:span text:style-name="T11">3</text:span><text:span text:style-name="T9">. Sistemas </text:span><text:span text:style-name="T10">distribuidos</text:span><text:span text:style-name="T9">. </text:span><text:span text:style-name="T12">Kepa Sarasola Bengoetxea</text:span></text:p>
      <text:p text:style-name="P3"/>
      <text:p text:style-name="P9"><text:span text:style-name="T13">1.</text:span><text:span text:style-name="T14"> </text:span><text:span text:style-name="T15">Consistent hashing</text:span></text:p>
      <text:p text:style-name="P9"><text:span text:style-name="T15"/></text:p>
      <text:p text:style-name="P52">Antes de entrara a explicar que es y cómo funciona el Consistent hashing, es conveniente <text:s/>aclarar ciertos conceptos que participan de esta metodología.</text:p>
      <text:p text:style-name="P29"/>
      <text:p text:style-name="P38">Hash Tables</text:p>
      <text:p text:style-name="P30">Una tabla hash es una estructura de datos que asocia llaves con valores (key-value), su principal función es la de facilitar la búsqueda de elementos en un entorno de datos, ya que permite el acceso a los elementos de datos a partir de una clave generada a partir de un algoritmo o una función llamada hash. De esta manera transforma la clave del dato en un hash identificativo del dato, este hash identifica el dato dentro de la tabla con lo que su posterior búsqueda se facilita.</text:p>
      <text:p text:style-name="P30"/>
      <text:p text:style-name="P30">La forma de implementar esta operación es pidiendo la llave y el valor, para con ambos elementos hacer la inserción del dato:</text:p>
      <text:list xml:id="list3836748131" text:style-name="L17">
        <text:list-item>
          <text:p text:style-name="P5">Para almacenar un elemento en la tabla de hash se ha de convertir su número aplicando una función.</text:p>
        </text:list-item>
        <text:list-item>
          <text:p text:style-name="P5">El resultado de la función ha de mapearse al espacio de direcciones del vector mediante la función módulo, así se obtiene un índice válido.</text:p>
        </text:list-item>
        <text:list-item>
          <text:p text:style-name="P5">El elemento se almacena en la posición de la tabla obtenida.</text:p>
        </text:list-item>
        <text:list-item>
          <text:p text:style-name="P10"><text:span text:style-name="T24">Posiblemente puede haber colisiones entre los elementos debido a que ya existe un elemento en la posición de la tabla obtenida. Típicamente una solución utilizada para evitar esto es la utilización de una lista, (conocida como </text:span><text:span text:style-name="T25">bucket</text:span><text:span text:style-name="T24">) </text:span><text:span text:style-name="T25">que contiene todos los objetos que comparten un índice determinado</text:span></text:p>
        </text:list-item>
      </text:list>
      <text:p text:style-name="P30"/>
      <text:p text:style-name="P31">Aunque las búsquedas dentro de los bucket o depositos son lineales, una tabla hash del tamaño adecuado debe de tener una cantidad manejable, más bien pequeña de objetos por bucket, para que el acceso a los datos pueda ser casi constante.</text:p>
      <text:p text:style-name="P30"/>
      <text:p text:style-name="P37">Escalado horizontal, hash distribuido</text:p>
      <text:p text:style-name="P31">El escalado horizontal o has distribuido responde a la necesidad de dividir una tabla hash en varias partes alojadas en diferentes servidores, con el objetivo de que mediante un escalado horizontal (aumentando el número de nodos) se puedan manejar tablas de hash de tamaños grandes.</text:p>
      <text:p text:style-name="P31"/>
      <text:p text:style-name="P31">La aplicación del hash distribuido incorpora un nuevo problema al planteamiento del hash table, ya que de alguna manera hay que incorporar en el dato la localización del servidor en el que está almacenado. La manera más simple de hacer esto es calculando el módulo del número de servidores e incorporando este hash al dato alojado en la tabla hash.</text:p>
      <text:p text:style-name="P31"/>
      <text:p text:style-name="P31">Entonces para la recuperación de un dato, el cliente primero calcula el hash aplicando el módulo de N (número del servidor) localizando en que servidor se encuentra este.</text:p>
      <text:p text:style-name="P31"/>
      <text:p text:style-name="P31">Es importante subrayar que para que el uso del hash distribuido se realize de manera correcta es necesario que la función de hash utilizada para la distribución de claves debe de ser la misma en todos los clientes.</text:p>
      <text:p text:style-name="P31"><text:soft-page-break/></text:p>
      <text:p text:style-name="P22"><text:span text:style-name="T25">El problema de este sistema de hash distribuido se da cuando alguno de los servidores falla o se incorpora un nuevo servidor al sistema, es decir cuando el número de servidores cambia, ya que como hemos comentado anteriormente el módulo del número de servidores del sistema es utilizado para localizar en que servidor están las tablas que contienen el dato. Esto significa que un cambio en el número de servidores disponibles en el sistema supone un cambio de las claves de todos los datos del sistema. </text:span><text:span text:style-name="T26">Lo cual conllevaría que las claves no se encontrarían, se generarían errores y se tengan que rehacer los datos originales.</text:span></text:p>
      <text:p text:style-name="P31"/>
      <text:p text:style-name="P38">Consisten<text:span text:style-name="T45">t</text:span> hashing</text:p>
      <text:p text:style-name="P20"><text:span text:style-name="T27">El Consistent Hashing se plantea para dar una solución al problema planteado en el caso de las tablas de hash distribuidas, ya que se ve la necesidad de un sistema distribuido que no dependa directamente del número de servidores </text:span><text:span text:style-name="T28">disponibles. </text:span><text:span text:style-name="T29">Este sistema fue descrito por primera vez por David Karger en el MIT en 1997 como un método de distribuir solicitudes de información entre un número indeterminado de servidores.</text:span></text:p>
      <text:p text:style-name="P20"><text:span text:style-name="T29"/></text:p>
      <text:p text:style-name="P44"><text:span text:style-name="T29">E</text:span><text:span text:style-name="T21">ste es un esquema de hash distribuido que opera independientemente del número de servidores u objetos en una tabla de hash distribuida asignandoles a estos una posición en un circulo abstracto o anillo de hash.</text:span></text:p>
      <text:p text:style-name="P44"><text:span text:style-name="T21"/></text:p>
      <text:p text:style-name="P39"><text:span text:style-name="T46">U</text:span>so de Chord</text:p>
      <text:p text:style-name="P25"><text:span text:style-name="T30">C</text:span><text:span text:style-name="T39">hord es un protocolo de superposición de enrutamiento que ubica nodos y objetos dentro de una red. Cada nodo tiene un ID asociado a su posición lógica en una estructura circular cuyo valor está entre 0º y 360º, además cada nodo tiene una clave que se obtiene a partir de una función hash. De esta manera los objetos pueden informar en que nodos se encuentran ubicados.</text:span></text:p>
      <text:p text:style-name="P23"><text:span text:style-name="T30"/></text:p>
      <text:p text:style-name="P23"><text:span text:style-name="T30">B</text:span><text:span text:style-name="T31">ásicamente se trata de asignar un punto en el borde de un circulo, es decir, un punto que tendrá un angulo entre 0º y 360º, a los hashes que componen la tabla de hash. En el mismo circulo, también en el borde se colocan los servidores, asignándoles </text:span><text:span text:style-name="T40">también </text:span><text:span text:style-name="T31">una posición (un grado entre 0º y 360º).</text:span></text:p>
      <text:p text:style-name="P23"><text:span text:style-name="T31"/></text:p>
      <text:p text:style-name="P45"><text:span text:style-name="T21">Dado que en este momento tenemos tanto las claves para los objetos como para los servidores en el mismo circulo, podemos definir una regla para asociar las claves con los servidores, definiendo así que cada clave de objeto pertenecerá al servidor cuya clave esté más cercana en el sentido contrario a las agujas del reloj.</text:span></text:p>
      <text:p text:style-name="P45"><text:span text:style-name="T21"/></text:p>
      <text:p text:style-name="P28"><text:span text:style-name="T42">¿En esta situación que ocurriría si un servidor deja de funciónar o se añade uno?</text:span></text:p>
      <text:p text:style-name="P23"><text:span text:style-name="T31">En primer lugar se eliminarían las referencias al servidor del anillo de hash, esto supone que las claves de objeto que antes estaban a la derecha de este servidor pasarán a estar en alguno de los servidores que tiene el sistema y por lo tanto se realojarán dentro del anillo, ocupando nuevas posiciones. Pero que ocurrirá con las claves de objeto que estaban en los servidores que se mantienen, pues nada, ya que estos <text:s/>mantienen sus posición con respecto a los servidores dentro del círculo.</text:span></text:p>
      <text:p text:style-name="P23"><text:span text:style-name="T31"/></text:p>
      <text:p text:style-name="P23"><text:span text:style-name="T31">Por supuesto algo similar ocurre si añadimos un nuevo servidor al sistema, este primero se situará en un punto dentro del circulo o anillo hash, las claves de datos que se asignen </text:span><text:soft-page-break/><text:span text:style-name="T31">a este nuevo servidor </text:span><text:span text:style-name="T32">tendrán que ser modificados para que se realice esta asignación, pero el resto de las claves de valor no se modificarán.</text:span></text:p>
      <text:p text:style-name="P20"><text:span text:style-name="T22"/></text:p>
      <text:p text:style-name="P27"><text:span text:style-name="T43">C</text:span><text:span text:style-name="T42">asos de uso</text:span></text:p>
      <text:p text:style-name="P32"><text:span text:style-name="T47">C</text:span>omo ya hemos comentado <text:span text:style-name="T48">hasta ahora este sistema intenta cubrir unas necesidades de tratamiento de una gran cantidad de datos con una alta </text:span><text:span text:style-name="T49">disponibilidad de estos. Vemos ahora tres casos en los que se usa la tecnología Consistent Hashing:</text:span></text:p>
      <text:list xml:id="list3214147605" text:style-name="L18">
        <text:list-item>
          <text:p text:style-name="P6">Caches distribuidas (Memcached, Redis, etc.) se utilizan para acelerar las aplicaciones que requieren de consultas a bases de datos, almacenando los resultados de estas consultas para poder devolver la información requerida de manera más rápida.</text:p>
        </text:list-item>
        <text:list-item>
          <text:p text:style-name="P11"><text:span text:style-name="T33">Bases de datos NoSQL (Cassandra, Riak)</text:span></text:p>
        </text:list-item>
        <text:list-item>
          <text:p text:style-name="P7">Esta técnología tambien está presente en muchos servicios de Amazon como S3, a traves de Amazon Dynamo.</text:p>
        </text:list-item>
      </text:list>
      <text:p text:style-name="P20"><text:span text:style-name="T23"/></text:p>
      <text:p text:style-name="P21"><text:span text:style-name="T3">2. </text:span><text:span text:style-name="T4">Acoplamiento temporal y espacial, </text:span><text:span text:style-name="T8">4 combinaciones</text:span><text:span text:style-name="T5">:</text:span></text:p>
      <text:p text:style-name="P4"/>
      <text:p text:style-name="P51"><text:span text:style-name="T34">E</text:span><text:span text:style-name="T35">n términos de sistemas distribuidos, el concepto de comunicación indirecta se aplica cada vez más a los paradigmas de comunicación. La comunicación indirecta se define como la comunicación entre entidades en un sistema distribuido</text:span><text:span text:style-name="T36"> a través de un intermediario, sin que exista un acoplamiento directo entre el emisor/es y el receptor/es. La literatura se refiere a dos propiedades clave derivadas del uso de un intermediario:</text:span></text:p>
      <text:p text:style-name="P24"><text:span text:style-name="T36"/></text:p>
      <text:list xml:id="list837239854" text:style-name="L19">
        <text:list-item>
          <text:p text:style-name="P16"><text:span text:style-name="T21">Desacoplamiento de espacio, en el que el remitente no conoce o necesita conocer la identidad del receptor/es y viceversa. Debido a este desacoplamiento, el sistema tiene mucha libertad para cambiar de participantes en las comunicaciones, ya que tanto los emisores como los receptores se pueden reemplazar, actualizar, replicar o migrar.</text:span></text:p>
        </text:list-item>
        <text:list-item>
          <text:p text:style-name="P12"><text:span text:style-name="T36">Desacoplamiento de tiempo, </text:span><text:span text:style-name="T37">en el que el emisor/es y el receptor no necesitan existir en el mismo momento para comunicarse. Este sistema es muy usado en sistemas el el que existe una alta tasa de volatilidad.</text:span></text:p>
        </text:list-item>
      </text:list>
      <text:p text:style-name="P13"><text:span text:style-name="T37"/></text:p>
      <text:p text:style-name="P14"><text:span text:style-name="T37">L</text:span><text:span text:style-name="T38">a comunicación indirecta se utiliza en sistemas distribuidos donde se prevean cambios, como entornos móviles donde pueden darse multitud de conexiones y desconexiones a una red. </text:span></text:p>
      <text:p text:style-name="P14"><text:span text:style-name="T37"/></text:p>
      <text:p text:style-name="P14"><text:span text:style-name="T37">La siguiente tabla nos da una información resumida y concisa de los conceptos que</text:span></text:p>
      <text:p text:style-name="P14"><text:span text:style-name="T37">estamos tratando (se ha obtenido del libro de referencia de la asignatura):</text:span></text:p>
      <text:p text:style-name="P17"><text:span text:style-name="T19"/></text:p>
      <table:table table:name="Taula1" table:style-name="Taula1">
        <table:table-column table:style-name="Taula1.A"/>
        <table:table-column table:style-name="Taula1.B"/>
        <table:table-column table:style-name="Taula1.C"/>
        <table:table-row table:style-name="TableLine94037332305664">
          <table:table-cell table:style-name="Taula1.A1" office:value-type="string">
            <text:p text:style-name="P55"/>
          </table:table-cell>
          <table:table-cell table:style-name="Taula1.A1" office:value-type="string">
            <text:p text:style-name="P54"><text:span text:style-name="T60">Acoplamiento Temporal</text:span></text:p>
          </table:table-cell>
          <table:table-cell table:style-name="Taula1.C1" office:value-type="string">
            <text:p text:style-name="P54"><text:span text:style-name="T60">Desacoplamiento Temporal</text:span></text:p>
          </table:table-cell>
        </table:table-row>
        <table:table-row table:style-name="TableLine94037332305664">
          <table:table-cell table:style-name="Taula1.A2" office:value-type="string">
            <text:p text:style-name="P54"><text:span text:style-name="T60">Acoplamiento espacial</text:span></text:p>
          </table:table-cell>
          <table:table-cell table:style-name="Taula1.A2" office:value-type="string">
            <text:p text:style-name="P53"><text:span text:style-name="T61">Propiedades:</text:span><text:span text:style-name="T59"> Comunicación dirigida hacia un receptor o receptores </text:span><text:span text:style-name="T60">conocidos que </text:span><text:span text:style-name="T59">debe</text:span><text:span text:style-name="T60">n de</text:span><text:span text:style-name="T59"> existir en ese momento.</text:span></text:p>
          </table:table-cell>
          <table:table-cell table:style-name="Taula1.C2" office:value-type="string">
            <text:p text:style-name="P55"><text:span text:style-name="T62">Propiedades: </text:span>Comunicación dirigida hacia un receptor o receptores determinados. <text:span text:style-name="T51">Tanto el emisor como el receptor pueden tener tiempos de vida independientes.</text:span></text:p>
          </table:table-cell>
        </table:table-row>
        <table:table-row table:style-name="TableLine94037332305664">
          <table:table-cell table:style-name="Taula1.A2" office:value-type="string">
            <text:p text:style-name="P54"><text:span text:style-name="T60">Desacoplamiento </text:span><text:soft-page-break/><text:span text:style-name="T60">espacial</text:span></text:p>
          </table:table-cell>
          <table:table-cell table:style-name="Taula1.A2" office:value-type="string">
            <text:p text:style-name="P55"><text:span text:style-name="T62">Propiedades:</text:span> el remitente no <text:soft-page-break/>necesita conocer la identidad del receptor/es, <text:span text:style-name="T51">ni este del remitente, pero </text:span>debe<text:span text:style-name="T51">n </text:span>existir en e<text:span text:style-name="T51">l</text:span> momento <text:span text:style-name="T51">de la comunicación.</text:span></text:p>
          </table:table-cell>
          <table:table-cell table:style-name="Taula1.C2" office:value-type="string">
            <text:p text:style-name="P53"><text:span text:style-name="T61">Propiedades:</text:span><text:span text:style-name="T59"> el remitente no </text:span><text:soft-page-break/><text:span text:style-name="T59">necesita saber la identidad del receptor/es. </text:span><text:span text:style-name="T60">R</text:span><text:span text:style-name="T59">emitente y receptor/</text:span><text:span text:style-name="T60">es</text:span><text:span text:style-name="T59"> pueden tener </text:span><text:span text:style-name="T60">tiempos de vida independientes.</text:span></text:p>
          </table:table-cell>
        </table:table-row>
      </table:table>
      <text:p text:style-name="P18"><text:span text:style-name="T19"/></text:p>
      <text:p text:style-name="P18"><text:span text:style-name="T19"/></text:p>
      <text:p text:style-name="P18"><text:span text:style-name="T19">E</text:span><text:span text:style-name="T17">jemplos para estas cuatro combinaciones:</text:span></text:p>
      <text:p text:style-name="P18"><text:span text:style-name="T17"/></text:p>
      <text:list xml:id="list3860680009" text:style-name="L20">
        <text:list-item>
          <text:p text:style-name="P15"><text:span text:style-name="T54">Acoplamiento Espacial y Temporal: </text:span><text:span text:style-name="T56">en el mundo no digital una reunión presencial o una llamada telefónica son buenos ejemplo de esta acoplamiento espacial y temporal, ya que es necesario que ambos agentes se conozcan y coincidan en el tiempo de realización de la comunicación. En el mundo digital una video llamada puede ser un ejemplo de esta situación, </text:span><text:span text:style-name="T58">ya que también en este caso es necesario que tanto el emisor como el receptor sean conocidos y coincidan en el tiempo para que esa video llamada se pueda dar</text:span><text:span text:style-name="T56">.</text:span></text:p>
          <text:p text:style-name="P15"><text:span text:style-name="T56"/></text:p>
        </text:list-item>
        <text:list-item>
          <text:p text:style-name="P15"><text:span text:style-name="T54">Desacoplamiento Espacial y Acoplamiento Temporal: un ejemplo de este sistema son las emisiones en directo desde cualquier canal de video como por ejemplo youtube.com o twitch.tv donde existe un emisor que realiza una emisión y en las que es necesario que el receptor se encuentre en el mismo instante temporal recibiendo la señal de video en este caso. Para realizar este tipo de comunicación no es necesario que el receptor y el emisor se conozcan de antemano, simplemente el emisor emite la señal y es receptor escoge una señal entre tantas de las que le ofrece el servicio live para recibirla.</text:span></text:p>
          <text:p text:style-name="P15"><text:span text:style-name="T54"/></text:p>
        </text:list-item>
        <text:list-item>
          <text:p text:style-name="P15"><text:span text:style-name="T54">Acoplamiento Espacial y Desacoplamiento Temporal:</text:span><text:span text:style-name="T55"> un ejemplo no digital de este sistema es el del correo ordinario, es decir una carta que tiene un emisor y un receptor que se conocen, pero el momento temporal en el que el emisor escribe la carta y el momento temporal en el que el receptor la lee, necesariamente no son los mismos. En cuanto al mundo digital, los sistemas de mensajería como WhatsApp o Telegram, utilizan este sistema, en el que los emisores y receptores han de conocerse necesariamente, pero no han de estar conectados en el mismo instante temporal para recibir el mensaje. Los mensajes se guardan en una cola que se descarga cuando el receptor se conecta al sistema.</text:span></text:p>
          <text:p text:style-name="P15"><text:span text:style-name="T55"/></text:p>
        </text:list-item>
        <text:list-item>
          <text:p text:style-name="P19"><text:span text:style-name="T21">Desacoplamiento Espacial y Temporal: </text:span><text:span text:style-name="T57">un foro de discusión público y online es un ejemplo en el que se cumple tanto el desacoplamiento espacial como el temporal, ya que cuando un emisor escribe el mensaje no tiene por que conocer a los receptores de este, es decir a los que van a interactuar con este y tampoco tiene porque coincidir temporalmente con ellos para que esta comunicación se de forma satisfactoria.</text:span></text:p>
          <text:p text:style-name="P19"><text:span text:style-name="T21"/></text:p>
        </text:list-item>
      </text:list>
      <text:p text:style-name="P47"><text:span text:style-name="T18"/></text:p>
      <text:p text:style-name="P50"><text:span text:style-name="T6">3</text:span><text:span text:style-name="T3">. </text:span><text:span text:style-name="T5">RPC </text:span><text:span text:style-name="T7">vs </text:span><text:span text:style-name="T5">API HTTP REST</text:span></text:p>
      <text:p text:style-name="P46"/>
      <text:p text:style-name="P43"><text:span text:style-name="T16">¿</text:span><text:span text:style-name="T20">Q</text:span><text:span text:style-name="T16">ue es RPC?</text:span></text:p>
      <text:p text:style-name="P33"><text:soft-page-break/><text:span text:style-name="T50">R</text:span>PC son las siglas de Remote Proceduce Call, es decir, llamada a procedimiento remoto. Es una tecnología que regula la comunicación entre procesos, es decir, el intercambio de información entre procesos de sistema. <text:span text:style-name="T63">Se define como un mecanismo síncrono que transfiere el flujo de control y los datos entre dos espacios de direcciones a través de una red de banda estrecha como llamada a proceso.</text:span></text:p>
      <text:p text:style-name="P33"/>
      <text:p text:style-name="P34">El proceso de comunicación con RPC consta del envío de parámetros y el retorno de un valor de función. A menudo se procesan muchas solicitudes en paralelo.</text:p>
      <text:p text:style-name="P34"/>
      <text:p text:style-name="P34">Tiene como objetivo cumplir con el principio de transparencia es decir, las llamadas remotas deberían de implementarse de igual manera que las llamadas locales.</text:p>
      <text:p text:style-name="P34"/>
      <text:p text:style-name="P34">Actualmente las llamadas ROC se utilizan en muchos ámbitos, por ejemplo en los servicios web mediante el protocolo XML-RPC para la llamada a funciones remotas mediante HTTP. Otros campos de aplicación son los clústeres de ordenadores, las redes descentralizadas y las cadenas de bloques (por ejemplo las criptomonedas).</text:p>
      <text:p text:style-name="P34"/>
      <text:p text:style-name="P34">En el mundo Linux que usa NFS como sistema de archivos en red, se utiliza RPC entre cliente y servidor para montar el conjunto de archivos de un ordenador remoto en ordenador local.</text:p>
      <text:p text:style-name="P34"/>
      <text:p text:style-name="P41">Ventajas de RPC</text:p>
      <text:p text:style-name="P34">El protocolo RPC gestiona la comunicación entre procesos de manera fiable y requiere un tiempo de procesamiento relativamente corto, facilitando así la programación de procesos de comunicación entre ordenadores remotos. Además permite una modularización coherente, <text:span text:style-name="T64">ya que los procesos pueden distribuirse entre nodos del sistema, haciendo el sistema más eficiente. Otra ventaja es la excelente escalabilidad de las arquitecturas cliente-servidor implementadas con este sistema. </text:span></text:p>
      <text:p text:style-name="P34"/>
      <text:p text:style-name="P40">Inconvenientes de RPC</text:p>
      <text:p text:style-name="P35">Su mayor inconveniente es que no existe un estándar unificado, existen diferentes implementaciones, la mayoría específica de cada empresa y no suelen ser complatibles entre sí.</text:p>
      <text:p text:style-name="P35"/>
      <text:p text:style-name="P35">Los niveles de transferencia de los sistemas basados en RPC conllevan una perdida de velocidad, además el uso de recursos por parte de diferentes entornos, como en el caso del cliente-servidor vuelve más complejo el sistema.</text:p>
      <text:p text:style-name="P35"/>
      <text:p text:style-name="P36">Existen muchas causas que hacen el sistema susceptible a sufrir errores, como la división en diferentes instancias de procesamiento, retrasos o interrupciones o la ralentización del servidor.</text:p>
      <text:p text:style-name="P36"/>
      <text:p text:style-name="P36">También es una clara desventaja su complejidad, ya que abarca muchos y diferentes funciones, ya que está pensado para dar solución a casi cualquier necesidad.</text:p>
      <text:p text:style-name="P36"/>
      <text:p text:style-name="P42">API HTTP REST</text:p>
      <text:p text:style-name="P26"><text:span text:style-name="T41">REST viene de "REpresentational State Transfer", es decir es un protocolo que se basa en realizar la transferencia del estado, es decir, no tiene estado, el cliente es quien se </text:span><text:soft-page-break/><text:span text:style-name="T41">tiene que ocupar de pasar el estado al servidor en cada llamada, como por ejemplo un token para la autenticación en el sistema, etc.</text:span></text:p>
      <text:p text:style-name="P26"><text:span text:style-name="T41"/></text:p>
      <text:p text:style-name="P48"><text:span text:style-name="T21">El no mantener un estado es una desventaja clara sobre todo para el cliente, ya que se tiene que ocupar de enviar este en cada llamada, pero supone una gran ventaja para el lado del servidor ya que no tiene que guardar los datos de los clientes que acceden a él, ni ninguno de sus estados.</text:span></text:p>
      <text:p text:style-name="P48"><text:span text:style-name="T21"/></text:p>
      <text:p text:style-name="P49"><text:span text:style-name="T21">Otra ventaja es que la escalabilidad del sistema es muy grande ya que es mucho más sencillo trabajar con varios nodos al no tener que manejar estados.</text:span></text:p>
      <text:p text:style-name="P48"><text:span text:style-name="T21"/></text:p>
      <text:p text:style-name="P49"><text:span text:style-name="T21">Ventajas </text:span></text:p>
      <text:p text:style-name="P49"><text:span text:style-name="T21"/></text:p>
      <text:p text:style-name="P49"><text:span text:style-name="T21">Separacion cliente/servidor, los dos sistemas son independientes, tanto en cuanto a la tecnología como al lenguaje utilizado para el desarrollo.</text:span></text:p>
      <text:p text:style-name="P49"><text:span text:style-name="T21"/></text:p>
      <text:p text:style-name="P49"><text:span text:style-name="T21">Facilidad para escalar y flexibilidad</text:span></text:p>
      <text:p text:style-name="P49"><text:span text:style-name="T21"/></text:p>
      <text:p text:style-name="P49"><text:span text:style-name="T21">REST requiere menos recursos del servidor al <text:s/>no mantener estado</text:span></text:p>
      <text:p text:style-name="P49"><text:span text:style-name="T21"/></text:p>
      <text:p text:style-name="P49"><text:span text:style-name="T21">Desventajas</text:span></text:p>
      <text:p text:style-name="P49"><text:span text:style-name="T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Trebuchet MS', 'Lucida Sans Unicode', 'Lucida Grande', 'Lucida Sans',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1a8e521"/>
    </style:style>
    <style:style style:name="MT3"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text:span text:style-name="MT2">3</text:span> · 2020<text:span text:style-name="MT1">2</text:span> · Ingenierı<text:span text:style-name="MT3">í</text:span>a informática · Estudios de Informática,</text:p>
      </style:header>
      <style:footer>
        <text:p text:style-name="MP2">Kepa Sarasola Bengoetxea, Estudiante del Máster en Ingeniería Informática -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4-24T21:01:53.828284629</dc:date>
    <meta:editing-duration>P2DT3H17M51S</meta:editing-duration>
    <meta:editing-cycles>295</meta:editing-cycles>
    <meta:generator>LibreOffice/6.4.7.2$Linux_X86_64 LibreOffice_project/40$Build-2</meta:generator>
    <meta:document-statistic meta:table-count="1" meta:image-count="0" meta:object-count="0" meta:page-count="6" meta:paragraph-count="81" meta:word-count="2395" meta:character-count="14509" meta:non-whitespace-character-count="12202"/>
  </office:meta>
</office:document-meta>
</file>